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eehive-title">
      <style:graphic-properties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Beehive1-outline1">
      <style:graphic-properties fo:min-height="0.101cm" loext:decorative="false"/>
      <style:paragraph-properties style:writing-mode="lr-tb"/>
    </style:style>
    <style:style style:name="pr6" style:family="presentation" style:parent-style-name="Beehive1-outline1">
      <style:graphic-properties fo:min-height="9.135cm" loext:decorative="false"/>
      <style:paragraph-properties style:writing-mode="lr-tb"/>
    </style:style>
    <style:style style:name="pr7" style:family="presentation" style:parent-style-name="Beehive1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Beehive1-outline1">
      <style:graphic-properties fo:min-height="4.357cm" loext:decorative="false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Posts</text:p>
          </draw:text-box>
        </draw:frame>
        <draw:frame presentation:style-name="pr2" draw:text-style-name="P1" draw:layer="layout" svg:width="25cm" svg:height="2.5cm" svg:x="1.5cm" svg:y="9.5cm" presentation:class="subtitle" presentation:user-transformed="true">
          <draw:text-box>
            <text:p>December 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ost (Message)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Posts are messages between tachyons.</text:p>
              </text:list-item>
              <text:list-item>
                <text:p>Has Header:</text:p>
                <text:list>
                  <text:list-item>
                    <text:p>Time, ID</text:p>
                  </text:list-item>
                  <text:list-item>
                    <text:p>Origin, Target</text:p>
                  </text:list-item>
                  <text:list-item>
                    <text:p>Cause</text:p>
                  </text:list-item>
                </text:list>
              </text:list-item>
              <text:list-item>
                <text:p>Shall be cloneable with new header.</text:p>
              </text:list-item>
              <text:list-item>
                <text:p>Ref Counted (so use Ref&lt;P&gt;)</text:p>
              </text:list-item>
            </text:list>
          </draw:text-box>
        </draw:frame>
        <draw:frame presentation:style-name="pr6" draw:layer="layout" svg:width="12.297cm" svg:height="9.134cm" svg:x="14.313cm" svg:y="3.685cm" presentation:class="outline">
          <draw:text-box>
            <text:list text:style-name="L2">
              <text:list-item>
                <text:p>Objects (with meta)</text:p>
                <text:list>
                  <text:list-item>
                    <text:p>YQ_OBJECT_DECLARE/YQ_OBJECT_IMPLEMENT</text:p>
                  </text:list-item>
                </text:list>
              </text:list-item>
              <text:list-item>
                <text:p>General Post Types:</text:p>
                <text:list>
                  <text:list-item>
                    <text:p>Command</text:p>
                  </text:list-item>
                  <text:list-item>
                    <text:p>Event</text:p>
                  </text:list-item>
                  <text:list-item>
                    <text:p>Request</text:p>
                  </text:list-item>
                  <text:list-item>
                    <text:p>Reply</text:p>
                  </text:list-item>
                  <text:list-item>
                    <text:p>Message (underutiliz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3T18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Post Types</text:p>
          </draw:text-box>
        </draw:frame>
        <draw:frame presentation:style-name="pr6" draw:layer="layout" svg:width="12.297cm" svg:height="4.356cm" svg:x="1.4cm" svg:y="3.685cm" presentation:class="outline">
          <draw:text-box>
            <text:list text:style-name="L2">
              <text:list-item>
                <text:p>Command</text:p>
                <text:list>
                  <text:list-item>
                    <text:p>Directive to perform</text:p>
                  </text:list-item>
                  <text:list-item>
                    <text:p>Cannot be ignored unless impossible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4.356cm" svg:x="14.313cm" svg:y="3.685cm" presentation:class="outline">
          <draw:text-box>
            <text:list text:style-name="L2">
              <text:list-item>
                <text:p>Event</text:p>
                <text:list>
                  <text:list-item>
                    <text:p>Notification</text:p>
                  </text:list-item>
                  <text:list-item>
                    <text:p>Input/Changes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4.356cm" svg:x="1.4cm" svg:y="8.456cm" presentation:class="outline">
          <draw:text-box>
            <text:list text:style-name="L2">
              <text:list-item>
                <text:p>Request</text:p>
                <text:list>
                  <text:list-item>
                    <text:p>Please do/get something</text:p>
                  </text:list-item>
                  <text:list-item>
                    <text:p><text:span text:style-name="T1">May</text:span><text:span text:style-name="T2"> be ignored for various reasons (user cancels, out of bounds, etc)</text:span>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4.356cm" svg:x="14.313cm" svg:y="8.456cm" presentation:class="outline">
          <draw:text-box>
            <text:list text:style-name="L2">
              <text:list-item>
                <text:p>Reply</text:p>
                <text:list>
                  <text:list-item>
                    <text:p>Response to request</text:p>
                  </text:list-item>
                  <text:list-item>
                    <text:p>Carries pointer to reque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4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ost Sending</text:p>
          </draw:text-box>
        </draw:frame>
        <draw:frame presentation:style-name="pr8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Create post</text:p>
                <text:list>
                  <text:list-item>
                    <text:p>new SomeCommand</text:p>
                  </text:list-item>
                  <text:list-item>
                    <text:p>Submit header &amp; data</text:p>
                  </text:list-item>
                </text:list>
              </text:list-item>
              <text:list-item>
                <text:p>Subscriptions, and/or</text:p>
                <text:list>
                  <text:list-item>
                    <text:p>Pub/Sub … usually events</text:p>
                  </text:list-item>
                </text:list>
              </text:list-item>
              <text:list-item>
                <text:p>Specify target</text:p>
                <text:list>
                  <text:list-item>
                    <text:p>Direct, for commands/requests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4.356cm" svg:x="14.313cm" svg:y="3.685cm" presentation:class="outline">
          <draw:text-box>
            <text:list text:style-name="L2">
              <text:list-item>
                <text:p text:style-name="P2">Send to others/subscribers</text:p>
                <text:list>
                  <text:list-item>
                    <text:p>Tachyon::send()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4.356cm" svg:x="14.313cm" svg:y="8.456cm" presentation:class="outline">
          <draw:text-box>
            <text:list text:style-name="L2">
              <text:list-item>
                <text:p>To one’s self (tachyon)</text:p>
                <text:list>
                  <text:list-item>
                    <text:p>Tachyon::mail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ost Receiving</text:p>
          </draw:text-box>
        </draw:frame>
        <draw:frame presentation:style-name="pr6" draw:layer="layout" svg:width="12.297cm" svg:height="9.134cm" svg:x="1.4cm" svg:y="3.685cm" presentation:class="outline">
          <draw:text-box>
            <text:list text:style-name="L2">
              <text:list-item>
                <text:p>Tachyon Inbox</text:p>
                <text:list>
                  <text:list-item>
                    <text:p>Processed each cycle</text:p>
                    <text:list>
                      <text:list-item>
                        <text:p><text:span text:style-name="T3">BEFORE</text:span> setup/tick/teardown</text:p>
                      </text:list-item>
                    </text:list>
                  </text:list-item>
                </text:list>
              </text:list-item>
              <text:list-item>
                <text:p>Advising</text:p>
                <text:list>
                  <text:list-item>
                    <text:p>Called before dispatch, allows tachyon to reject/accept/forward posts. <text:s/>(ie, to a sub/pub group)</text:p>
                  </text:list-item>
                </text:list>
              </text:list-item>
            </text:list>
            <text:p/>
            <text:list text:continue-numbering="true"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frame presentation:style-name="pr6" draw:layer="layout" svg:width="12.297cm" svg:height="9.134cm" svg:x="14.313cm" svg:y="3.685cm" presentation:class="outline">
          <draw:text-box>
            <text:list text:style-name="L2">
              <text:list-item>
                <text:p>Slots</text:p>
                <text:list>
                  <text:list-item>
                    <text:p>Register in init_meta</text:p>
                  </text:list-item>
                  <text:list-item>
                    <text:p>Primary way to receive posts</text:p>
                    <text:list>
                      <text:list-item>
                        <text:p>By reference, or by Ref pointer</text:p>
                      </text:list-item>
                    </text:list>
                  </text:list-item>
                  <text:list-item>
                    <text:p>Use base for all messages of type (ie, input events)</text:p>
                  </text:list-item>
                </text:list>
              </text:list-item>
              <text:list-item>
                <text:p>Unclaimed handler for leftov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gr5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 loext:decorative="false"/>
    </style:style>
    <style:style style:name="Mpr1" style:family="presentation" style:parent-style-name="Beehiv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presentation:date-time/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presentation:footer/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1T19:46:48.092380706</meta:creation-date>
    <dc:description>This work is licensed under a Creative Commons 0 License.
It makes use of the works of kka_libo_design@ashisuto.co.jp.</dc:description>
    <meta:generator>LibreOffice/25.2.7.2$Linux_X86_64 LibreOffice_project/520$Build-2</meta:generator>
    <dc:title>Beehive</dc:title>
    <meta:editing-duration>PT33M17S</meta:editing-duration>
    <meta:editing-cycles>5</meta:editing-cycles>
    <dc:date>2025-12-21T20:32:07.275510151</dc:date>
    <meta:document-statistic meta:object-count="164"/>
  </office:meta>
</office:document-meta>
</file>